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oudyOldStyleT-Regular" svg:font-family="GoudyOldStyleT-Regular"/>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 style:family="paragraph" style:parent-style-name="Standard">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 style:family="paragraph" style:parent-style-name="Standard">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P4"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style:font-name="Times New Roman" fo:font-size="12pt" fo:font-style="normal" style:text-underline-style="none" fo:font-weight="normal" style:font-name-asian="GoudyOldStyleT-Regular" style:font-size-asian="12pt" style:font-style-asian="normal" style:font-weight-asian="normal" style:font-name-complex="GoudyOldStyleT-Regular" style:font-size-complex="12pt" style:font-style-complex="normal" style:font-weight-complex="normal"/>
    </style:style>
    <style:style style:name="P6" style:family="paragraph" style:parent-style-name="Standard">
      <style:paragraph-properties fo:text-align="start" style:justify-single-word="false"/>
      <style:text-properties style:font-name="Times New Roman" fo:font-size="12pt" fo:font-style="normal" style:text-underline-style="none" fo:font-weight="bold" style:font-name-asian="GoudyOldStyleT-Regular" style:font-size-asian="12pt" style:font-style-asian="normal" style:font-weight-asian="bold" style:font-name-complex="GoudyOldStyleT-Regular" style:font-size-complex="12pt" style:font-style-complex="normal" style:font-weight-complex="bold"/>
    </style:style>
    <style:style style:name="P7" style:family="paragraph" style:parent-style-name="Standard">
      <style:paragraph-properties fo:text-align="start" style:justify-single-word="false"/>
      <style:text-properties fo:font-weight="normal" style:font-weight-asian="normal" style:font-weight-complex="normal"/>
    </style:style>
    <style:style style:name="P8" style:family="paragraph" style:parent-style-name="Standard">
      <style:paragraph-properties fo:text-align="start" style:justify-single-word="false"/>
      <style:text-properties style:font-name="Times New Roman" fo:font-size="12pt" fo:font-style="normal" style:text-underline-style="none" fo:font-weight="normal" style:font-name-asian="GoudyOldStyleT-Regular" style:font-size-asian="12pt" style:font-style-asian="normal" style:font-weight-asian="normal" style:font-name-complex="GoudyOldStyleT-Regular" style:font-size-complex="12pt" style:font-style-complex="normal" style:font-weight-complex="normal"/>
    </style:style>
    <style:style style:name="T1" style:family="text">
      <style:text-properties style:font-name="Times New Roman" fo:font-size="12pt" style:text-underline-style="none" fo:font-weight="normal" style:font-name-asian="GoudyOldStyleT-Regular" style:font-size-asian="12pt" style:font-weight-asian="normal" style:font-name-complex="GoudyOldStyleT-Regular" style:font-size-complex="12pt" style:font-weight-complex="normal"/>
    </style:style>
    <style:style style:name="T2" style:family="text">
      <style:text-properties style:font-name="Times New Roman" fo:font-size="12pt" fo:font-style="normal" style:text-underline-style="none" style:font-name-asian="GoudyOldStyleT-Regular" style:font-size-asian="12pt" style:font-style-asian="normal" style:font-name-complex="GoudyOldStyleT-Regular" style:font-size-complex="12pt" style:font-style-complex="normal"/>
    </style:style>
    <style:style style:name="T3" style:family="text">
      <style:text-properties fo:font-weight="normal" style:font-weight-asian="normal" style:font-weight-complex="normal"/>
    </style:style>
    <style:style style:name="T4" style:family="text">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yle de la Lamproie Insatiable</text:p>
      <text:p text:style-name="P1"/>
      <text:p text:style-name="P4">La lamproie est un animal frustre, primitif, primal. Son corps est agile et sa bouche blesse et affaiblie avant de tuer. Elle n'a qu'un but: broyer les chairs de ses proies, puis se repaître du sang ainsi offert...</text:p>
      <text:p text:style-name="P4">Les pratiquants du style de la lamproie insatiable apprennent à leur tour à identifier ceux qui épancheront leur soif un (trop) court instant. Leurs attaques sont vives et ils cherchent avant tout à mutiler leurs adversaires.</text:p>
      <text:p text:style-name="P3">Armes et Armures:<text:span text:style-name="T3"> les pratiquants du style de la lamproie insatiable n'ont pas d'autres armes que les crocs de la lamproie elle-même. Et de même que la lamproie ne possède pas d'écailles, ils ne portent pas d'armure.</text:span></text:p>
      <text:p text:style-name="P3">Conditions supplémentaires:<text:span text:style-name="T3"> Craft(Moliation) à 4 est nécessaire à l'apprentissage du style de la lamproie insatiable. De plus, le style de la lamproie ne peut être réalisé que matérialisé. </text:span></text:p>
      <text:p text:style-name="P2"/>
      <text:p text:style-name="P2"/>
      <text:p text:style-name="P2"/>
      <text:p text:style-name="P2"/>
      <text:p text:style-name="P2"/>
      <text:p text:style-name="P3">Les Crocs de la Lamproie:</text:p>
      <text:p text:style-name="P4">Coût: 6a.</text:p>
      <text:p text:style-name="P4">Minimas: Arts Martiaux 2, Quintessence 1</text:p>
      <text:p text:style-name="P4">Durée: une scène</text:p>
      <text:p text:style-name="P4">Prérequis: aucun</text:p>
      <text:p text:style-name="P4">Le dompteur manifeste les crocs de la Lamproie au bout de son bras, des crocs capables de déchirer les chairs comme du tissu, et de briser l'élan des armes les plus puissantes. Quand les crocs de la lamproie sont manifestés, le pratiquant ne peut plus attraper d'objets fragiles sans les briser, ni ne manipuler d'objets avec suffisament de précision (tout jet simulant la manipulation d'un objet avec des mains échoue automatiquement).</text:p>
      <text:p text:style-name="P2"><text:span text:style-name="T4">Les poings de l'utilisateur de ce charme font maintenant des dégâts létaux et peuvent parer les coups à main nue. La VD de Parade de son utilisateur est alors de</text:span><text:span text:style-name="T1">([Dextérité + Arts Martiaux + Spécialité (crocs de lamproie) + Quintessence] ÷ 2)</text:span></text:p>
      <text:p text:style-name="P4"/>
      <text:p text:style-name="P2"/>
      <text:p text:style-name="P3">La Gueule de la Lamproie</text:p>
      <text:p text:style-name="P4">Coût: 5a.</text:p>
      <text:p text:style-name="P4">Minimas: Arts Martiaux 3, Quintessence 2</text:p>
      <text:p text:style-name="P4">Durée: une action (étape 8)</text:p>
      <text:p text:style-name="P4">Prérequis: les Crocs de la Lamproie</text:p>
      <text:p text:style-name="P4">La lamproie ne relâche son adversaire qu'à sa mort.</text:p>
      <text:p text:style-name="P4">Ce charme améliore un attaque fait avec les crocs de la lamproie. Si le pratiquant a réussi à infliger des dégâts à son adversaire après réduction, alors il peut lancer ce charme pour transformer son attaque en prise, empêchant son adversaire de mouvoir librement. Il inflige à l'adversaire une pénalité externe de 2 à toute action physique (y compris à sa VD), et empêche de s'éloigner du pratiquant. Le pratiquant reçoit quant à lui une pénalité interne de 2 (y compris à sa VD) à ses actions physiques.</text:p>
      <text:p text:style-name="P4">Toutes tentatives de se libérer est un jet opposé de vigueur contre la force du pratiquant. Si l'adversaire réussit son jet, alors il se libère, mais si il le rate, alors il prend autant de dégâts létaux non-encaissable que le nombre de réussite du pratiquant. En cas d'égalité la prise est maintenu sans infliger de dégâts. Le pratiquant peut lui aussi utiliser une action à vitesse 5, VD-1 pour fouailler la plaie de la victime et obliger le même jet opposé.</text:p>
      <text:p text:style-name="P4">Ce charme peut aussi servir à manipuler efficacement un objet durant un round, mais celui-ci prendra automatiquement autant de dégâts qu'un jet de force l'indiquera (encaissable normalement, <text:soft-page-break/>eux).</text:p>
      <text:p text:style-name="P2"/>
      <text:p text:style-name="P2"/>
      <text:p text:style-name="P3">La Lamproie n'A pas de Prédateurs</text:p>
      <text:p text:style-name="P4">Coût: –</text:p>
      <text:p text:style-name="P4">Minimas: Arts Martiaux 3, Quintessence 2</text:p>
      <text:p text:style-name="P4">Durée: Permanent</text:p>
      <text:p text:style-name="P4">Prérequis: Aucun</text:p>
      <text:p text:style-name="P4">Nul ne boit le sang de la lamproie.</text:p>
      <text:p text:style-name="P4">Ce charme fournit au pratiquant un moyen d'encaisser les tentatives de disruption de quintessence, en sauvegardant (conviction du pratiquant) succès au nombre final d'atome de quintessence qui aurait du être dispersé.</text:p>
      <text:p text:style-name="P4"/>
      <text:p text:style-name="P4"/>
      <text:p text:style-name="P3">Posture de la Lamproie Insatiable</text:p>
      <text:p text:style-name="P4">Coût: 20 a., 1 vol.</text:p>
      <text:p text:style-name="P4">Minimas:Arts Martiaux 3, Quintessence 3</text:p>
      <text:p text:style-name="P4">Durée: Une scène</text:p>
      <text:p text:style-name="P4">Prérequis: La lamproie n'A pas de Prédateurs, La Gueule de la Lamproie</text:p>
      <text:p text:style-name="P4">L'essence du combat de la lamproie est sa soif, l'essence de son attaque l'aspiration de la vie même de son adversaire. Ce charme montre à tout les ennemis du pratiquant qu'ils ne sont que des proies affolés en train de se débattre impuissant entre ses crocs.</text:p>
      <text:p text:style-name="P4">Le pratiquant rejette sa tête en arrière pendant que son visage prend à son tour l'aspect de la gueule grande ouverte de la lamproie, une gueule autour duquel il crée à grand coup de quintessence un vortex qui aspire et disperse la quintessence des personnes dans un rayon de Quintessence mètres autour de lui. Dans un combat de masse, au maximum un Nombre de (Quintessence/2) personnes autour du lanceur est pris dans le vortex. Le pratiquant peut choisir la taille du vortex, mais doit s'y tenir ensuite jusqu'à la fin de la scène, sauf à relancer le charme. Deux vortex peuvent être créés simultanément, mais là où ils se chevauchent, seul le plus efficace des deux fait effet. Le vortex se déplace avec le pratiquant.</text:p>
      <text:p text:style-name="P4">Le pratiquant fait un jet de Charisme+Larcin difficulté (1+le Nombre de personnes dans le vortex). Chaque succès coûte immédiatement 2 atomes de quintessence à toute personnes dans le vortex. Par la suite et tant que le vortex sera présent, le vortex puisera, toutes les 5 secondes, le même nombre d'atome à toute les personnes encore présente dans le vortex.</text:p>
      <text:p text:style-name="P4">En cas d'échec dudit jet le vortex retombe, incapable de s'entretenir et le charme échoue.</text:p>
      <text:p text:style-name="P4">De plus le pratiquant est considéré comme ayant activé Blood-Drinking Thirst et peut, chaque fois qu'il fait dépenser à quelqu'un de la quintessence, dépenser à son tour un point de volonté de façon reflexe et lancer un jet de Tempérance qui s'il est réussi, lui permet d'absorber automatiquement les points de quintessence perdus. Cela ne compte pas comme l'utilisation d'un charme et fonctionne entre autre avec la quintessence perdue par la Posture de la Lamproie Insatiable ou par l'Effroi de la Lamproie. Dans le cas de la quintessence absorbée par le vortex de la Posture de la Lamproie Insatiable, le pratiquant récupère {2x [le nombre de succès obtenue sur le jet de (Charisme+Larcin)]x(le Nombre de personne dans le vortex)}.</text:p>
      <text:p text:style-name="P4">Si un être incapable de canaliser la quintessence se trouve pris dans le vortex, il doit réussir immédiatement un jet de Vigueur+Résistance difficulté la moitié de la quintessence qui aurait dû lui être enlevé pour le ne pas vomir de malaise immédiatement, puis un jet de vaillance difficulté (1 ou le nombre de réussite qu'il lui manque pour réussir son jet de Vigueur+Résistance) pour ne pas utiliser sa prochaine action à s'enfuir à l'extérieur du vortex. Dans le cas d'une armée, ce jet est un jet de Déroute.</text:p>
      <text:p text:style-name="P4">Le pratiquant peut, sans surcoût, arrêter de se lier à lui, auquel cas le vortex ne bougera plus avec le pratiquant et ce dernier reprendra son visage habituel mais il sera alors touché par le vortex comme n'importe qui d'autre si il ne sort pas de sa zone d'effet avant la prochaine action du vortex.</text:p>
      <text:p text:style-name="P5"><text:soft-page-break/></text:p>
      <text:p text:style-name="P6">L'Effroi de la Lamproie</text:p>
      <text:p text:style-name="P5">Coût: 5 atomes/ 5 secondes, 1 vol.</text:p>
      <text:p text:style-name="P5">Minimas:Arts Martiaux 4, Quintessence 3</text:p>
      <text:p text:style-name="P5">Durée: Variable</text:p>
      <text:p text:style-name="P5">Prérequis: Forme de la Lamproie Insatiable</text:p>
      <text:p text:style-name="P5">La chape de peur qui recouvre les proies de la lamproie est terriblement lourde à soulever. Ce charme ne peut être lancé que si Forme de la Lamproie Insatiable a été activé postèrieurement par le pratiquant. Celui-ci dépense d'abord 1 point de volonté puis 5 atomes à chaque fois que le vortex créé par Forme de la Lamproie Insatiable joue son tour. Le charme s'arrête dès que le pratiquant ne paie plus le coût en atome et il doit alors redépenser un point de volonté si il veut le réactiver.</text:p>
      <text:p text:style-name="P5">Tant que l'Effroi de la Lamproie est activé, le coût en atome des charmes des personnes au milieu du vortex est doublé.</text:p>
      <text:p text:style-name="P5"/>
      <text:p text:style-name="P6">La Rage de la Lamproie</text:p>
      <text:p text:style-name="P5">Coût: 5 atomes + 5atomes/ 5 secondes</text:p>
      <text:p text:style-name="P5">Minimas: Arts Martiaux 4, Quintessence 4</text:p>
      <text:p text:style-name="P5">Durée: Variable</text:p>
      <text:p text:style-name="P5">Prérequis: L'Effroi de la Lamproie</text:p>
      <text:p text:style-name="P5">La Lamproie n'est jamais aussi dangereuse que quand elle libère la rage primale qui l'anime dans la danse. Comme son prérequis, ce charme ne peut être lancé que quand Forme de la Lamproie Insatiable est activé. Le pratiquant dépense alors 5 atomes, puis 5 atomes supplémentaires chaque fois que le vortex créé par Forme de la Lamproie Insatiable joue son tour. Comme son prérequis, ce charme s'arrête si il n'est plus alimenté en quintessence.</text:p>
      <text:p text:style-name="P5">Tant que la Rage de la Lamproie est activé, le coût en volonté des charmes des personnes au milieu du vortex est doublé. De plus, si un charme demandant un coût en volonté est employé, le pratiquant peut redépenser 5 atomes pour regagner un point de volonté. Si le pratiquant le fait, il ne pourra regagner un nouveau point de volonté de cette manière qu'après la prochaine action du vortex.</text:p>
      <text:p text:style-name="P5">Ce charme ne permet pas recupérer le point de volonté investi dans Forme de la Lamproie Insatiable ou dans l'Effroi de la Lamproie.</text:p>
      <text:p text:style-name="P5"/>
      <text:p text:style-name="P6">La Lamproie Choisit sa Proie</text:p>
      <text:p text:style-name="P5">Coût: +10 atomes</text:p>
      <text:p text:style-name="P5">Minimas: Arts Martiaux 4, Quintessence 3</text:p>
      <text:p text:style-name="P5">Durée: Une scène</text:p>
      <text:p text:style-name="P5">Prérequis: Forme de la Lamproie Insatiable</text:p>
      <text:p text:style-name="P5">La Lamproie se focalise sur ses véritables adversaires, oublieux des parasites qui l'entoure. Ce charme améliore Forme de la Lamproie Insatiable qui coûte alors 10 atomes supplémentairesà lancer. En échange, le pratiquant peut choisir Quintessence personnes à sa convenance, qui soit seront les cibles exclusive du vortex, soit au contraire ne seront pas touchés par le vortex. Les personnes <text:s/>doivent être toutes désignés à la création du vortex. Elles peuvent ne pas toutes être à l'intérieur du vortex à sa création.</text:p>
      <text:p text:style-name="P5"/>
      <text:p text:style-name="P6">L'Instinct de la Lamproie</text:p>
      <text:p text:style-name="P5">Coût: 10 atomes</text:p>
      <text:p text:style-name="P5">Minimas: Arts Martiaux 4, Quintessence 4</text:p>
      <text:p text:style-name="P5">Durée: Instantanée</text:p>
      <text:p text:style-name="P5">Prérequis: la Lamproie Choisit sa Proie</text:p>
      <text:p text:style-name="P7"><text:span text:style-name="T2">La Lamproie fait confiance à son instinct pour savoir qui attaquer, et quand. Ce charme permet de remodeler le vortex créé par Forme de la Lamproie Insatiable. Le charme est relancé en tout point, </text:span><text:span text:style-name="T2">permettant de modifier la taille, de relancer le jet d'Apparence+Larcin ou encore, et sans surcoût, de </text:span><text:soft-page-break/><text:span text:style-name="T2">désigner d'autres personnes pour La Lamproie Choisit sa Proie. Cependant, ce charme ne rallonge pas la durée du vortex ni ne permet d'éviter de relancer Forme de la Lamproie Insatiable en cas d'échec du jet d'Apparence+Larcin.</text:span></text:p>
      <text:p text:style-name="P5">Ce charme permet aussi d'arrêter le vortex immédiatement.</text:p>
      <text:p text:style-name="P5"/>
      <text:p text:style-name="P5"/>
      <text:p text:style-name="P6">La Peau de la Lamproie</text:p>
      <text:p text:style-name="P5">Coût: 5a.</text:p>
      <text:p text:style-name="P5">Minimas: Arts Martiaux 4, Quintessence 3</text:p>
      <text:p text:style-name="P5">Durée: une scène</text:p>
      <text:p text:style-name="P5">Prérequis: Forme de la Lamproie Insatiable</text:p>
      <text:p text:style-name="P5">La lamproie ne possède peut-être pas d'écaille, mais sa peau est résistante, et sa viscosité rend les coups difficile à porter proprement. Quand le pratiquant déclenche ce charme, sa peau devient blanche comme l'albâtre, comme plastique, et un liquide visqueux suinte en permanence de sa peau.</text:p>
      <text:p text:style-name="P5">Il gagne une valeur d'encaissement de (Volonté)C/(Quintessence)L et une valeur d'endurance de (Tempérance)C/(Conviction)L jusqu'à la fin de la scène.</text:p>
      <text:p text:style-name="P5"/>
      <text:p text:style-name="P5"/>
      <text:p text:style-name="P6">Le Nectar de la Lamproie</text:p>
      <text:p text:style-name="P5">Coût: 5a. + 1vol./nd + 1 vol./ndl + 2 vol/nda</text:p>
      <text:p text:style-name="P5">Minimas: Arts Martiaux 4, Quintessence 4</text:p>
      <text:p text:style-name="P5">Durée: une action</text:p>
      <text:p text:style-name="P5">Prérequis: la Peau de la Lamproie</text:p>
      <text:p text:style-name="P5">Boire la quintessence est un plaisir sauvage pour la lamproie, mais infiniment plus gouleyant et satisfaisant est de se nourrir de la vie elle-même...</text:p>
      <text:p text:style-name="P5">Ce charme améliore une prise effectué avec la Gueule de la Lamproie et se déclare soit en même temps que l'action de fouailler son adversaire, soit en réaction d'une tentative de se libérer. Si le pratiquant réussit à conserver sa prise, alors il peut dépenser au maximum autant de points de volonté qu'il a réussi à infliger de dégâts à son adversaire. Pour chaque point de volonté ainsi dépensé, il peut guérir une case de dégât contondante ou létale infligé, ou une case d'aggravée pour chaque deux points de volonté spécifiquement attribué.</text:p>
      <text:p text:style-name="P5"/>
      <text:p text:style-name="P6">Progéniture de la Lamproie</text:p>
      <text:p text:style-name="P5">Coût: 10a., 1vol.</text:p>
      <text:p text:style-name="P5">Minimas: Arts Martiaux 5, Quintessence 4</text:p>
      <text:p text:style-name="P5">Durée: Spéciale (instantanée)</text:p>
      <text:p text:style-name="P5">Prérequis: la Rage de la Lamproie, l'Instinct de la Lamproie, le Nectar de la Lamproie</text:p>
      <text:p text:style-name="P5">L'instinct de la lamproie ne lui indique pas que de se nourrir. Il faut bien aussi se reproduire...</text:p>
      <text:p text:style-name="P5">La progéniture de la lamproie peut être utilisé sur toute personne étant actuellement aux prises avec la gueule de la lamproie. Il lui injecte un certain nombre de larves qui iront se repaître de la quintessence personnelle de la victime du charme avant d'éclore une semaine plus tard si la victime n'arrive pas à s'en débarasser.</text:p>
      <text:p text:style-name="P5">Dans le temps d'un combat, le seul effet de ce charme est de bloquer la source de quintessence personnelle de sa victime. Sur un esprit, cela bloque toute sa source de quintessence. Si la victime avait utilisé cette source de quintessence pour s'harmoniser avec un artefact, alors elle perd les effets de l'harmonisation.</text:p>
      <text:p text:style-name="P7"><text:span text:style-name="T2">La progéniture de la lamproie est une maladie. Durant la phase d'incubation, les larves se contentent de se nourrir des atomes de quintessence personnelle de la victime, à un rythme de (Quintessence du pratiquant) par jour, sans que la source de quintessence personnelle de la victime ne puisse régénérer. La deuxième phase se déclenche un jour après que la source de quintessence personnelle </text:span><text:span text:style-name="T2">du pratiquant est devenue vide.</text:span></text:p>
      <text:p text:style-name="P5">Durant la phase d'incubation, aucune action de résistance physique ne peut permettre de se <text:soft-page-break/>débarasser de la maladie. Reconnaître le mal impose d'examiner le patient avec une difficulté égale au moins à la quintessence du pratiquant, la rareté du cas imposant facilement une augmentation de 2 points du jet de médecine associé. Une fois le mal reconnu, il est possible de traiter le patient et de lui retirer les larves à la manière d'une opération chirurgicale. Toutefois, les larves sont immatérielles, il faudra donc que le médecin utilise un moyen de toucher l'immatériel, comme un artefact infligeant au moins du létal (déduisez-en une pénalité interne si l'objet n'est pas adapté, comme utiliser une épée à deux mains pour effectuer cette opération chirurgical) ou un charme (tel Attaque Tranche-Esprit). La Difficulté de Traitement est égale à la Quintessence+1 du pratiquant (i.e. le lanceur du sort).</text:p>
      <text:p text:style-name="P5"/>
      <text:p text:style-name="P5">Une fois la réserve de quintessence personnelle vidée, les larves mutent en une journée, devenant matérielles pour pouvoir se nourrir du corps même de la victime. Elles sont alors semblable à des parasites particulièrement virulents, d'autant plus dangereux qu'elles auront auparavant absorbées de quintessence.</text:p>
      <text:p text:style-name="P5">La mortalité sans traitement de la maladie est égale à (Quintessence du pratiquant +1 tous les 4 atomes ingérés par les lamproies), sa mortalité avec traitement de (mortalité sans traitement – Quintessence du médecin). En raison de la présence d'êtres fouaillant les chairs du malades, il subit de plus 1 dégât létal non-encaissable par jour passé malade. Ce dégât ne peut être soigné qu'a l'aide de charmes ou de sortilèges et n'est pas regénéré naturellement par le patient.</text:p>
      <text:p text:style-name="P5">Si le patient réussit à guérir naturellement, c'est que les larves sont mortes par simple exposition aux sucs du corps du patient. Elles se décomposent ensuite et sont éliminés naturellement.</text:p>
      <text:p text:style-name="P5">Si le patient décède, les larves effectue dans son cadavre une dernière mutation d'une journée qui leur permettra de survivre au milieu extérieur et de s'y déplacer. Certaines s'enfuiront alors tandis que d'autres se jetteront sur les êtres vivants les plus proches pour se nourrir. Il est possible de s'en débarasser définitivement en brûlant le cadavre avant que la mutation ne soit terminé.</text:p>
      <text:p text:style-name="P5">Heureusement, la maladie ayant une manifestation physique, il est possible de tenter une opération chirurgicale pour retirer les larves du corps du patient. Comme auparavant, la difficulté de traitement est de (Quintessence du pratiquant +1) mais ne requiert plus de toucher l'immatériel. Cette opération fera automatiquement un nombre de dégâts létaux non-encaissable égale à la quintessence du pratiquant au malade ou moins si l'opération échoue, qu'il pourra cependant récupérer normalement encore malade ou non.</text:p>
      <text:p text:style-name="P5">Cette maladie est très virulente, mais ses vecteurs de contagion sont peu nombreux. Elle ne se transmet pas durant la phase d'incubation, et uniquement par les fluides corporelles durant la seconde phase. Sa virulence, encore une fois, est égale à la Quintessence du pratiquant.</text:p>
      <text:p text:style-name="P5"/>
      <text:p text:style-name="P6">Le Don de la Lamproie</text:p>
      <text:p text:style-name="P5">Coût: 10 a.</text:p>
      <text:p text:style-name="P5">Minimas: Arts Martiaux 5, Quintessence 5</text:p>
      <text:p text:style-name="P5">Durée: une action</text:p>
      <text:p text:style-name="P5">Prérequis: la progéniture de la lamproi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oudyOldStyleT-Regular" svg:font-family="GoudyOldStyleT-Regular"/>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4H54M43S</meta:editing-duration>
    <meta:editing-cycles>16</meta:editing-cycles>
    <meta:generator>OpenOffice/4.0.1$Win32 OpenOffice.org_project/401m5$Build-9714</meta:generator>
    <dc:date>2014-05-27T20:27:51.70</dc:date>
    <dc:creator>Eraneir Eraneir</dc:creator>
    <meta:document-statistic meta:table-count="0" meta:image-count="0" meta:object-count="0" meta:page-count="5" meta:paragraph-count="103" meta:word-count="2605" meta:character-count="15778"/>
    <meta:user-defined meta:name="Info 1"/>
    <meta:user-defined meta:name="Info 2"/>
    <meta:user-defined meta:name="Info 3"/>
    <meta:user-defined meta:name="Info 4"/>
  </office:meta>
</office:document-meta>
</file>